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automatic-styles>
    <style:style style:name="P1" style:family="paragraph" style:parent-style-name="Standard">
      <style:text-properties style:font-name="Sans Serif Collection" style:font-name-complex="Sans Serif Collection1"/>
    </style:style>
    <style:style style:name="P2" style:family="paragraph" style:parent-style-name="List_20_Paragraph" style:list-style-name="WWNum1">
      <style:text-properties style:font-name="Sans Serif Collection" officeooo:rsid="000c5c91" officeooo:paragraph-rsid="000c5c91" style:font-name-complex="Sans Serif Collection1"/>
    </style:style>
    <style:style style:name="P3" style:family="paragraph" style:parent-style-name="List_20_Paragraph" style:list-style-name="L1">
      <style:text-properties style:font-name="Sans Serif Collection" officeooo:rsid="000c5c91" officeooo:paragraph-rsid="000c5c91" style:font-name-complex="Sans Serif Collection1"/>
    </style:style>
    <style:style style:name="P4" style:family="paragraph" style:parent-style-name="List_20_Paragraph" style:list-style-name="WWNum1">
      <style:text-properties style:font-name="Sans Serif Collection" officeooo:rsid="000e12b4" officeooo:paragraph-rsid="000e12b4" style:font-name-complex="Sans Serif Collection1"/>
    </style:style>
    <style:style style:name="P5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0c5c91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text-properties style:font-name="Sans Serif Collection" officeooo:rsid="000c5c91" style:font-name-complex="Sans Serif Collection1"/>
    </style:style>
    <style:style style:name="P8" style:family="paragraph" style:parent-style-name="Standard">
      <style:text-properties style:font-name="Sans Serif Collection" officeooo:rsid="000c5c91" officeooo:paragraph-rsid="000c5c91" style:font-name-complex="Sans Serif Collection1"/>
    </style:style>
    <style:style style:name="T1" style:family="text">
      <style:text-properties style:font-name="Sans Serif Collection" style:font-name-complex="Sans Serif Collection1"/>
    </style:style>
    <style:style style:name="T2" style:family="text">
      <style:text-properties style:font-name="Sans Serif Collection" officeooo:rsid="000c5c91" style:font-name-complex="Sans Serif Collection1"/>
    </style:style>
    <style:style style:name="T3" style:family="text">
      <style:text-properties style:font-name="Calibri" style:font-name-complex="Calibri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markedcontent"><text:span text:style-name="T1">Brugsm</text:span></text:span><text:span text:style-name="markedcontent"><text:span text:style-name="T3">ø</text:span></text:span><text:span text:style-name="markedcontent"><text:span text:style-name="T1">nstre : </text:span></text:span><text:span text:style-name="markedcontent"><text:span text:style-name="T2">Opret Sal</text:span></text:span></text:p>
      <text:p text:style-name="Standard"><text:span text:style-name="T1">Prim</text:span><text:span text:style-name="T3">æ</text:span><text:span text:style-name="T1">r akt</text:span><text:span text:style-name="T3">ø</text:span><text:span text:style-name="T1">r: </text:span><text:span text:style-name="T2">Biograf Ejer</text:span></text:p>
      <text:p text:style-name="Standard"><text:span text:style-name="T1">Kundens m</text:span><text:span text:style-name="T3">å</text:span><text:span text:style-name="T1">l/hensigter: </text:span><text:span text:style-name="T2">Oprettelse af sal med rækker og sæder</text:span></text:p>
      <text:p text:style-name="P7"/>
      <text:p text:style-name="Standard"><text:span text:style-name="T1">Pre-condition: </text:span><text:span text:style-name="T2">Ingen sal findes med samme navn</text:span></text:p>
      <text:p text:style-name="Standard"><text:span text:style-name="T1">Post-condition: </text:span><text:span text:style-name="T2">Der er oprettet en sal med tilhørende antal rækker og sæder</text:span></text:p>
      <text:p text:style-name="P1"/>
      <text:p text:style-name="Standard"><text:span text:style-name="T1">Basisforl</text:span><text:span text:style-name="T3">ø</text:span><text:span text:style-name="T1">b (happy path):</text:span></text:p>
      <text:list xml:id="list3862198186" text:style-name="WWNum1">
        <text:list-item>
          <text:p text:style-name="P2">Kunden angiver salens navn</text:p>
        </text:list-item>
        <text:list-item>
          <text:p text:style-name="P2">Kunden angiver antal rækker</text:p>
        </text:list-item>
        <text:list-item>
          <text:p text:style-name="P4">For hver række angiver brugeren hvor mange sæder der er</text:p>
        </text:list-item>
        <text:list-item>
          <text:p text:style-name="P2">Salen er oprettet</text:p>
          <text:p text:style-name="P5"/>
        </text:list-item>
      </text:list>
      <text:p text:style-name="Standard"><text:span text:style-name="markedcontent"><text:span text:style-name="T1">Extensions/udvidelser eller alternative forl</text:span></text:span><text:span text:style-name="markedcontent"><text:span text:style-name="T3">ø</text:span></text:span><text:span text:style-name="markedcontent"><text:span text:style-name="T1">b:</text:span></text:span></text:p>
      <text:p text:style-name="P8">Salen er allerede oprettet</text:p>
      <text:list xml:id="list2556235943" text:style-name="L1">
        <text:list-item>
          <text:p text:style-name="P3">Kunden angiver salens navn</text:p>
        </text:list-item>
        <text:list-item>
          <text:p text:style-name="P3">Systemet advarer om at navnet allerede er i brug</text:p>
        </text:list-item>
        <text:list-item>
          <text:p text:style-name="P3">Oprettelse afslutt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benkjer</meta:initial-creator>
    <meta:editing-cycles>3</meta:editing-cycles>
    <meta:creation-date>2023-03-21T16:39:00</meta:creation-date>
    <dc:date>2024-04-12T14:52:30.160723911</dc:date>
    <meta:editing-duration>PT4M44S</meta:editing-duration>
    <meta:generator>LibreOffice/6.4.7.2$Linux_X86_64 LibreOffice_project/40$Build-2</meta:generator>
    <meta:document-statistic meta:table-count="0" meta:image-count="0" meta:object-count="0" meta:page-count="1" meta:paragraph-count="15" meta:word-count="90" meta:character-count="558" meta:non-whitespace-character-count="4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